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pple-system" svg:font-family="apple-system, BlinkMacSystemFont, 'Segoe UI', Roboto, 'Helvetica Neue', Arial, sans-serif"/>
    <style:font-face style:name="apple-system1" svg:font-family="apple-system, system-ui, 'Segoe UI', Roboto, 'Helvetica Neue', Arial, sans-serif"/>
    <style:font-face style:name="Liberation Serif1" svg:font-family="'Liberation Serif'" style:font-family-generic="roman"/>
    <style:font-face style:name="Arial Unicode MS1" svg:font-family="'Arial Unicode MS'" style:font-family-generic="swiss"/>
    <style:font-face style:name="3270 Semi-Condensed" svg:font-family="'3270 Semi-Condensed'"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font-name="Arial" officeooo:paragraph-rsid="001c85c9"/>
    </style:style>
    <style:style style:name="P2" style:family="paragraph" style:parent-style-name="Standard">
      <style:text-properties style:font-name="Arial" officeooo:rsid="001f5a81" officeooo:paragraph-rsid="001fe59d"/>
    </style:style>
    <style:style style:name="P3" style:family="paragraph" style:parent-style-name="Standard">
      <style:text-properties style:font-name="Arial" officeooo:rsid="0023f66a" officeooo:paragraph-rsid="0023f66a"/>
    </style:style>
    <style:style style:name="P4" style:family="paragraph" style:parent-style-name="Standard">
      <style:text-properties style:font-name="Arial" officeooo:rsid="0027ba27" officeooo:paragraph-rsid="00297816"/>
    </style:style>
    <style:style style:name="P5" style:family="paragraph" style:parent-style-name="Standard">
      <style:paragraph-properties fo:text-align="center" style:justify-single-word="false"/>
      <style:text-properties style:font-name="Arial" fo:font-weight="bold" officeooo:paragraph-rsid="001fe59d" style:font-weight-asian="bold" style:font-weight-complex="bold"/>
    </style:style>
    <style:style style:name="P6" style:family="paragraph" style:parent-style-name="Standard">
      <style:text-properties style:font-name="Arial" fo:font-weight="bold" officeooo:rsid="0023f66a" officeooo:paragraph-rsid="0023f66a" style:font-weight-asian="bold" style:font-weight-complex="bold"/>
    </style:style>
    <style:style style:name="P7" style:family="paragraph" style:parent-style-name="Standard">
      <style:paragraph-properties fo:text-align="center" style:justify-single-word="false"/>
      <style:text-properties style:font-name="Arial" fo:font-size="15pt" fo:font-weight="bold" officeooo:paragraph-rsid="00297816" style:font-size-asian="15pt" style:font-weight-asian="bold" style:font-size-complex="15pt" style:font-weight-complex="bold"/>
    </style:style>
    <style:style style:name="P8" style:family="paragraph" style:parent-style-name="Standard">
      <style:text-properties officeooo:paragraph-rsid="001fe59d"/>
    </style:style>
    <style:style style:name="P9" style:family="paragraph" style:parent-style-name="Standard">
      <style:text-properties officeooo:paragraph-rsid="0023f66a"/>
    </style:style>
    <style:style style:name="P10" style:family="paragraph" style:parent-style-name="Standard">
      <style:text-properties officeooo:paragraph-rsid="0025927d"/>
    </style:style>
    <style:style style:name="P11" style:family="paragraph" style:parent-style-name="Standard">
      <style:text-properties officeooo:paragraph-rsid="0025f735"/>
    </style:style>
    <style:style style:name="P12" style:family="paragraph" style:parent-style-name="Standard">
      <style:text-properties officeooo:paragraph-rsid="0027ba27"/>
    </style:style>
    <style:style style:name="P13" style:family="paragraph" style:parent-style-name="Standard">
      <style:text-properties fo:font-weight="bold" officeooo:rsid="0023f66a" officeooo:paragraph-rsid="0023f66a" style:font-weight-asian="bold" style:font-weight-complex="bold"/>
    </style:style>
    <style:style style:name="P14" style:family="paragraph" style:parent-style-name="Standard">
      <style:text-properties fo:font-weight="bold" officeooo:paragraph-rsid="0029382e" style:font-weight-asian="bold" style:font-weight-complex="bold"/>
    </style:style>
    <style:style style:name="P15" style:family="paragraph" style:parent-style-name="Standard">
      <style:text-properties officeooo:paragraph-rsid="00297816"/>
    </style:style>
    <style:style style:name="T1" style:family="text">
      <style:text-properties officeooo:rsid="001c85c9"/>
    </style:style>
    <style:style style:name="T2" style:family="text">
      <style:text-properties style:font-name="Arial"/>
    </style:style>
    <style:style style:name="T3" style:family="text">
      <style:text-properties style:font-name="Arial" officeooo:rsid="001c85c9"/>
    </style:style>
    <style:style style:name="T4" style:family="text">
      <style:text-properties style:font-name="Arial" officeooo:rsid="001f5a81"/>
    </style:style>
    <style:style style:name="T5" style:family="text">
      <style:text-properties style:font-name="Arial" officeooo:rsid="001fe59d"/>
    </style:style>
    <style:style style:name="T6" style:family="text">
      <style:text-properties style:font-name="Arial" officeooo:rsid="00219ba9"/>
    </style:style>
    <style:style style:name="T7" style:family="text">
      <style:text-properties style:font-name="Arial" officeooo:rsid="0022df14"/>
    </style:style>
    <style:style style:name="T8" style:family="text">
      <style:text-properties style:font-name="Arial" officeooo:rsid="0023b636"/>
    </style:style>
    <style:style style:name="T9" style:family="text">
      <style:text-properties style:font-name="Arial" officeooo:rsid="0023f66a"/>
    </style:style>
    <style:style style:name="T10" style:family="text">
      <style:text-properties style:font-name="Arial" officeooo:rsid="0025927d"/>
    </style:style>
    <style:style style:name="T11" style:family="text">
      <style:text-properties style:font-name="Arial" officeooo:rsid="0025f735"/>
    </style:style>
    <style:style style:name="T12" style:family="text">
      <style:text-properties style:font-name="Arial" officeooo:rsid="0027ba27"/>
    </style:style>
    <style:style style:name="T13" style:family="text">
      <style:text-properties style:font-name="Arial" officeooo:rsid="0029382e"/>
    </style:style>
    <style:style style:name="T14" style:family="text">
      <style:text-properties style:font-name="Arial" officeooo:rsid="002978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PRüF is a blockchain based system for the tokenization, </text:span></text:p>
      <text:p text:style-name="P7"><text:span text:style-name="T1">provenance, and management of real-world or virtual assets. <text:s/></text:span></text:p>
      <text:p text:style-name="P1"/>
      <text:p text:style-name="P1"/>
      <text:p text:style-name="P1"/>
      <text:p text:style-name="P1"/>
      <text:p text:style-name="P14"><text:span text:style-name="T12">The </text:span><text:span text:style-name="T3">PRüF </text:span><text:span text:style-name="T12">ecosystem consists of the </text:span><text:span text:style-name="T3">PRüF </text:span><text:span text:style-name="T12">contract infrastructure, <text:s/></text:span><text:span text:style-name="T3">PRüF </text:span><text:span text:style-name="T12">users, and </text:span><text:span text:style-name="T3">PRüF </text:span><text:span text:style-name="T12">nodes. </text:span></text:p>
      <text:p text:style-name="P14"><text:span text:style-name="T12"/></text:p>
      <text:p text:style-name="P15"><text:span text:style-name="T12">The </text:span><text:span text:style-name="T3">PRüF </text:span><text:span text:style-name="T12">contract infrastructure </text:span><text:span text:style-name="T13">is centered around a tightly integrated core of upgradeable contracts. The core of this structure is the primary storage contract, which integrates specific business logic associated with secure asset management. Closely tied to this are the ACManager, EscrowManager, and Verify contracts, all of which also hold additional local data. Although these contracts hold critical data, they are still upgradable using a “replicate on read” migration pattern. This is made possible using our contract name resolution system, which allows contracts to be replaced in place without interrupting service. </text:span></text:p>
      <text:p text:style-name="P15"><text:span text:style-name="T13"/></text:p>
      <text:p text:style-name="P15"><text:span text:style-name="T13">All other </text:span><text:span text:style-name="T14">business logic and asset control </text:span><text:span text:style-name="T13">contracts plug into these systems and are trivially upgradeable, as they are stateless.</text:span></text:p>
      <text:p text:style-name="P15"><text:span text:style-name="T13"/></text:p>
      <text:p text:style-name="P4"><text:span text:style-name="T1">PRüF users are, of course, the users of the PRüF system. They may be individuals or organizations seeking to establish secure, private provenance and control of assets. Users will access the PRüF infrastructure from any internet connected device, and can manage, transfer, or modify their assets through the PRüF node of their choice.</text:span></text:p>
      <text:p text:style-name="P4"/>
      <text:p text:style-name="P4"><text:span text:style-name="T1">PRüF nodes………….</text:span></text:p>
      <text:p text:style-name="P4"><text:tab/></text:p>
      <text:p text:style-name="P1"/>
      <text:p text:style-name="P5">The <text:span text:style-name="T1">PRüF </text:span>contract infrastructure is operated using a variety of tokens. </text:p>
      <text:p text:style-name="P2"/>
      <text:p text:style-name="P6">PRUF</text:p>
      <text:p text:style-name="P8"><text:span text:style-name="T4">The </text:span><text:span text:style-name="T9">(</text:span><text:span text:style-name="T5">fungible</text:span><text:span text:style-name="T9">)</text:span><text:span text:style-name="T5"> </text:span><text:span text:style-name="T3">PRüF </text:span><text:span text:style-name="T4">utility token (PRUF) is used </text:span><text:span text:style-name="T5">primarily </text:span><text:span text:style-name="T4">as “gas” for </text:span><text:span text:style-name="T5">tokenizing, modifying, and transferring assets. In addition to operating functions of the network, it serves as an incentive mechanism for PRüF node operators and network users, as well as the medium for </text:span><text:span text:style-name="T11">acquiring</text:span><text:span text:style-name="T5"> and upgrading PRüF nodes. </text:span><text:span text:style-name="T3">PRüF </text:span><text:span text:style-name="T5">may also be used to offset Ethereum gas costs in future expansions of the ecosystem.</text:span></text:p>
      <text:p text:style-name="P8"><text:span text:style-name="T5"/></text:p>
      <text:p text:style-name="P13"><text:span text:style-name="T5">P</text:span><text:span text:style-name="T2">RFN</text:span></text:p>
      <text:p text:style-name="P9"><text:span text:style-name="T5">The </text:span><text:span text:style-name="T9">(</text:span><text:span text:style-name="T5">nonfungible</text:span><text:span text:style-name="T9">)</text:span><text:span text:style-name="T5"> </text:span><text:span text:style-name="T3">PRüF </text:span><text:span text:style-name="T6">node (PRFN) acts as a control key for operating </text:span><text:span text:style-name="T3">PRüF </text:span><text:span text:style-name="T6">nodes. Holders of </text:span><text:span text:style-name="T7">a PRFN token will have the ability to </text:span><text:span text:style-name="T8">operate</text:span><text:span text:style-name="T7"> a </text:span><text:span text:style-name="T3">PRüF </text:span><text:span text:style-name="T7">node, which acts as a portal for users to interact with the </text:span><text:span text:style-name="T3">PRüF</text:span><text:span text:style-name="T7"> system. </text:span><text:span text:style-name="T8">The PRFN token allows </text:span><text:span text:style-name="T9">node operators to access their controls for pricing, naming, and addresses to receive </text:span><text:span text:style-name="T3">PRU</text:span><text:span text:style-name="T9">F tokens </text:span><text:span text:style-name="T11">collected for services provided by the node</text:span><text:span text:style-name="T9">.</text:span></text:p>
      <text:p text:style-name="P9"><text:span text:style-name="T9"/></text:p>
      <text:p text:style-name="P6">PRAT</text:p>
      <text:p text:style-name="P11"><text:span text:style-name="T5">The </text:span><text:span text:style-name="T9">(</text:span><text:span text:style-name="T5">nonfungible</text:span><text:span text:style-name="T12"> – nonstandard</text:span><text:span text:style-name="T9">)</text:span><text:span text:style-name="T5"> PRüF a</text:span><text:span text:style-name="T9">sset token</text:span><text:span text:style-name="T5"> (PRA</text:span><text:span text:style-name="T9">T</text:span><text:span text:style-name="T5">) </text:span><text:span text:style-name="T9">is the tokenized representation of assets held in the </text:span><text:span text:style-name="T3">PRüF </text:span><text:span text:style-name="T9">system. </text:span><text:span text:style-name="T10">PRAT tokens are the blockchain representation of assets, and are interacted with by the </text:span><text:span text:style-name="T3">PRüF </text:span><text:span text:style-name="T10">infrastructure to facilitate the secure, private c</text:span><text:span text:style-name="T11">ontrol</text:span><text:span text:style-name="T10"> and </text:span><text:soft-page-break/><text:span text:style-name="T10">transfer of assets, </text:span><text:span text:style-name="T11">in both real and virtual spaces. Prat tokens are held by users in noncustodial asset classes, and held by custodial contracts in custodial asset management contracts. The transfer of PRAT tokens is controlled by the underlying </text:span><text:span text:style-name="T5">PRüF </text:span><text:span text:style-name="T12">contract </text:span><text:span text:style-name="T11">infrastructure, and may be restricted </text:span><text:span text:style-name="T12">by contract operations </text:span><text:span text:style-name="T11">f</text:span><text:span text:style-name="T12">or</text:span><text:span text:style-name="T11"> certain f</text:span><text:span text:style-name="T12">unctions</text:span><text:span text:style-name="T11"> such as escrows or when reported as lost or stolen </text:span><text:span text:style-name="T12">by the token holder</text:span><text:span text:style-name="T11">.</text:span></text:p>
      <text:p text:style-name="P10"><text:span text:style-name="T11"/></text:p>
      <text:p text:style-name="P6">PRID</text:p>
      <text:p text:style-name="P12"><text:span text:style-name="T5">The </text:span><text:span text:style-name="T9">(</text:span><text:span text:style-name="T5">nonfungible</text:span><text:span text:style-name="T12"> – nonstandard</text:span><text:span text:style-name="T9">)</text:span><text:span text:style-name="T5"> PRüF I</text:span><text:span text:style-name="T10">D</text:span><text:span text:style-name="T9"> token</text:span><text:span text:style-name="T5"> (PRI</text:span><text:span text:style-name="T9">D</text:span><text:span text:style-name="T5">) </text:span><text:span text:style-name="T9">a</text:span><text:span text:style-name="T10">cts as a certificate, indicating that the holder has been identity verified by </text:span><text:span text:style-name="T5">PRüF </text:span><text:span text:style-name="T10">or a trusted third party or system. PRID tokens do not contain personally identifiable information, but are unique and derived from </text:span><text:span text:style-name="T11">a </text:span><text:span text:style-name="T10">verified </text:span><text:span text:style-name="T11">personal or automation </text:span><text:span text:style-name="T10">identity. In this way, PRID tokens represent a unique identity certificate, reducing the incentive and opportunity for malicious actors </text:span><text:span text:style-name="T11">among users and systems trusted with the tokenization of assets. PRID tokens are nontransferable, and are permanently associated with the address to which they are issued. If a PRID token is to be moved to a new address, it must be burned and reissued by a trusted entity.</text:span></text:p>
      <text:p text:style-name="P10"><text:span text:style-name="T11"/></text:p>
      <text:p text:style-name="P12"><text:span text:style-name="T11">I</text:span><text:span text:style-name="T12">n general, only the PRUF and PRFN tokens are meant to be managed by standard token handlers, though the PRAT token is transferrable by token holders as a normal ERC721 token as long as it is not locked by an escrow contract or by the token holder.</text:span></text:p>
      <text:p text:style-name="P3"/>
      <text:p text:style-name="P9"><text:span text:style-name="T9"/></text:p>
      <text:p text:style-name="P9"><text:span text:style-name="T9"/></text:p>
      <text:p text:style-name="P8"><text:span text:style-name="T5"/></text:p>
      <text:p text:style-name="P8"><text:span text:style-name="T5"/></text:p>
      <text:p text:style-name="P8"><text:span text:style-name="T5"/></text:p>
      <text:p text:style-name="P8"><text:span text:style-name="T5"/></text:p>
      <text:p text:style-name="P1"/>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pple-system" svg:font-family="apple-system, BlinkMacSystemFont, 'Segoe UI', Roboto, 'Helvetica Neue', Arial, sans-serif"/>
    <style:font-face style:name="apple-system1" svg:font-family="apple-system, system-ui, 'Segoe UI', Roboto, 'Helvetica Neue', Arial, sans-serif"/>
    <style:font-face style:name="Liberation Serif1" svg:font-family="'Liberation Serif'" style:font-family-generic="roman"/>
    <style:font-face style:name="Arial Unicode MS1" svg:font-family="'Arial Unicode MS'" style:font-family-generic="swiss"/>
    <style:font-face style:name="3270 Semi-Condensed" svg:font-family="'3270 Semi-Condensed'"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11-18T10:59:12.915787602</meta:creation-date>
    <dc:date>2020-11-18T14:13:17.421463180</dc:date>
    <meta:editing-duration>PT7M53S</meta:editing-duration>
    <meta:editing-cycles>1</meta:editing-cycles>
    <meta:generator>LibreOffice/6.3.5.2$MacOSX_X86_64 LibreOffice_project/dd0751754f11728f69b42ee2af66670068624673</meta:generator>
    <meta:document-statistic meta:table-count="0" meta:image-count="0" meta:object-count="0" meta:page-count="2" meta:paragraph-count="18" meta:word-count="612" meta:character-count="3845" meta:non-whitespace-character-count="3240"/>
  </office:meta>
</office:document-meta>
</file>